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26c9" officeooo:paragraph-rsid="001326c9"/>
    </style:style>
    <style:style style:name="P2" style:family="paragraph" style:parent-style-name="Text_20_body">
      <style:paragraph-properties fo:text-align="justify" style:justify-single-word="false"/>
      <style:text-properties style:font-name="DejaVu Serif" fo:font-size="10.5pt" officeooo:rsid="001326c9" officeooo:paragraph-rsid="001326c9" style:font-size-asian="10.5pt" style:font-size-complex="10.5pt"/>
    </style:style>
    <style:style style:name="P3" style:family="paragraph" style:parent-style-name="Text_20_body">
      <style:paragraph-properties fo:text-align="justify" style:justify-single-word="false"/>
      <style:text-properties style:font-name="DejaVu Serif" fo:font-size="10.5pt" officeooo:rsid="00160bb7" officeooo:paragraph-rsid="001fd936" style:font-size-asian="10.5pt" style:font-size-complex="10.5pt"/>
    </style:style>
    <style:style style:name="P4" style:family="paragraph" style:parent-style-name="Text_20_body">
      <style:paragraph-properties fo:text-align="justify" style:justify-single-word="false"/>
      <style:text-properties style:font-name="DejaVu Serif" fo:font-size="10.5pt" officeooo:rsid="00160bb7" officeooo:paragraph-rsid="002025fb" style:font-size-asian="10.5pt" style:font-size-complex="10.5pt"/>
    </style:style>
    <style:style style:name="P5" style:family="paragraph" style:parent-style-name="Text_20_body">
      <style:paragraph-properties fo:text-align="justify" style:justify-single-word="false"/>
      <style:text-properties style:font-name="DejaVu Serif" fo:font-size="10.5pt" officeooo:paragraph-rsid="001326c9" style:font-size-asian="10.5pt" style:font-size-complex="10.5pt"/>
    </style:style>
    <style:style style:name="P6" style:family="paragraph" style:parent-style-name="Text_20_body">
      <style:paragraph-properties fo:text-align="justify" style:justify-single-word="false"/>
      <style:text-properties style:font-name="DejaVu Serif" fo:font-size="10.5pt" officeooo:rsid="0026822c" officeooo:paragraph-rsid="0026822c" style:font-size-asian="10.5pt" style:font-size-complex="10.5pt"/>
    </style:style>
    <style:style style:name="P7" style:family="paragraph" style:parent-style-name="Subtitle">
      <style:text-properties style:font-name="DejaVu Sans" officeooo:rsid="001326c9" officeooo:paragraph-rsid="001326c9"/>
    </style:style>
    <style:style style:name="P8" style:family="paragraph" style:parent-style-name="Title">
      <style:text-properties style:font-name="DejaVu Sans" fo:font-size="26pt" officeooo:rsid="001326c9" officeooo:paragraph-rsid="001326c9" style:font-size-asian="26pt" style:font-size-complex="26pt"/>
    </style:style>
    <style:style style:name="P9" style:family="paragraph" style:parent-style-name="Text_20_body">
      <style:paragraph-properties fo:text-align="justify" style:justify-single-word="false"/>
      <style:text-properties style:font-name="DejaVu Serif" fo:font-size="10.5pt" officeooo:rsid="001a3061" officeooo:paragraph-rsid="00209d1e" style:font-size-asian="10.5pt" style:font-size-complex="10.5pt"/>
    </style:style>
    <style:style style:name="P10" style:family="paragraph" style:parent-style-name="Text_20_body">
      <style:paragraph-properties fo:text-align="justify" style:justify-single-word="false"/>
      <style:text-properties style:font-name="DejaVu Serif" fo:font-size="10.5pt" officeooo:rsid="00252d8e" officeooo:paragraph-rsid="00252d8e" style:font-size-asian="10.5pt" style:font-size-complex="10.5pt"/>
    </style:style>
    <style:style style:name="P11" style:family="paragraph" style:parent-style-name="Text_20_body">
      <style:paragraph-properties fo:text-align="justify" style:justify-single-word="false"/>
      <style:text-properties style:font-name="DejaVu Serif" fo:font-size="10.5pt" officeooo:rsid="0035840e" officeooo:paragraph-rsid="00480760" style:font-size-asian="10.5pt" style:font-size-complex="10.5pt"/>
    </style:style>
    <style:style style:name="P12" style:family="paragraph" style:parent-style-name="Text_20_body">
      <style:paragraph-properties fo:text-align="justify" style:justify-single-word="false"/>
      <style:text-properties style:font-name="DejaVu Serif" fo:font-size="10.5pt" officeooo:rsid="00411588" officeooo:paragraph-rsid="00411588" style:font-size-asian="10.5pt" style:font-size-complex="10.5pt"/>
    </style:style>
    <style:style style:name="P13" style:family="paragraph" style:parent-style-name="Text_20_body">
      <style:paragraph-properties fo:text-align="justify" style:justify-single-word="false"/>
      <style:text-properties style:font-name="DejaVu Serif" fo:font-size="10.5pt" officeooo:rsid="0065ea51" officeooo:paragraph-rsid="0065ea51" style:font-size-asian="10.5pt" style:font-size-complex="10.5pt"/>
    </style:style>
    <style:style style:name="P14" style:family="paragraph" style:parent-style-name="Text_20_body">
      <style:paragraph-properties fo:text-align="justify" style:justify-single-word="false"/>
      <style:text-properties style:font-name="DejaVu Serif" fo:font-size="10.5pt" officeooo:rsid="0067cd68" officeooo:paragraph-rsid="0067d22f" style:font-size-asian="10.5pt" style:font-size-complex="10.5pt"/>
    </style:style>
    <style:style style:name="P15" style:family="paragraph" style:parent-style-name="Text_20_body">
      <style:paragraph-properties fo:text-align="justify" style:justify-single-word="false"/>
      <style:text-properties style:font-name="DejaVu Serif" fo:font-size="10.5pt" officeooo:rsid="006985bd" officeooo:paragraph-rsid="006985bd" style:font-size-asian="10.5pt" style:font-size-complex="10.5pt"/>
    </style:style>
    <style:style style:name="P16" style:family="paragraph" style:parent-style-name="Text_20_body">
      <style:paragraph-properties fo:text-align="justify" style:justify-single-word="false"/>
      <style:text-properties style:font-name="DejaVu Serif" fo:font-size="10.5pt" officeooo:rsid="006bf94f" officeooo:paragraph-rsid="006bf94f" style:font-size-asian="10.5pt" style:font-size-complex="10.5pt"/>
    </style:style>
    <style:style style:name="P17" style:family="paragraph" style:parent-style-name="Text_20_body">
      <style:paragraph-properties fo:text-align="justify" style:justify-single-word="false"/>
      <style:text-properties style:font-name="DejaVu Serif" fo:font-size="10.5pt" officeooo:rsid="00719902" officeooo:paragraph-rsid="00719902" style:font-size-asian="10.5pt" style:font-size-complex="10.5pt"/>
    </style:style>
    <style:style style:name="P18" style:family="paragraph" style:parent-style-name="Text_20_body">
      <style:paragraph-properties fo:text-align="justify" style:justify-single-word="false"/>
      <style:text-properties style:font-name="DejaVu Serif" fo:font-size="10.5pt" officeooo:rsid="001326c9" officeooo:paragraph-rsid="001326c9" style:font-size-asian="10.5pt" style:font-size-complex="10.5pt"/>
    </style:style>
    <style:style style:name="P19" style:family="paragraph" style:parent-style-name="Text_20_body">
      <style:paragraph-properties fo:text-align="justify" style:justify-single-word="false"/>
      <style:text-properties style:font-name="DejaVu Serif" fo:font-size="10.5pt" officeooo:rsid="0026822c" officeooo:paragraph-rsid="0026822c" style:font-size-asian="10.5pt" style:font-size-complex="10.5pt"/>
    </style:style>
    <style:style style:name="P20" style:family="paragraph" style:parent-style-name="Heading">
      <style:text-properties officeooo:paragraph-rsid="0065ea51"/>
    </style:style>
    <style:style style:name="P21" style:family="paragraph" style:parent-style-name="Heading">
      <style:text-properties officeooo:rsid="0080fad3" officeooo:paragraph-rsid="0080fad3"/>
    </style:style>
    <style:style style:name="T1" style:family="text">
      <style:text-properties officeooo:rsid="001667df"/>
    </style:style>
    <style:style style:name="T2" style:family="text">
      <style:text-properties officeooo:rsid="0016eaac"/>
    </style:style>
    <style:style style:name="T3" style:family="text">
      <style:text-properties officeooo:rsid="001a3061"/>
    </style:style>
    <style:style style:name="T4" style:family="text">
      <style:text-properties officeooo:rsid="001fd936"/>
    </style:style>
    <style:style style:name="T5" style:family="text">
      <style:text-properties officeooo:rsid="002448e7"/>
    </style:style>
    <style:style style:name="T6" style:family="text">
      <style:text-properties officeooo:rsid="00252d8e"/>
    </style:style>
    <style:style style:name="T7" style:family="text">
      <style:text-properties officeooo:rsid="0035840e"/>
    </style:style>
    <style:style style:name="T8" style:family="text">
      <style:text-properties officeooo:rsid="00392db9"/>
    </style:style>
    <style:style style:name="T9" style:family="text">
      <style:text-properties officeooo:rsid="003acf99"/>
    </style:style>
    <style:style style:name="T10" style:family="text">
      <style:text-properties officeooo:rsid="003dbb00"/>
    </style:style>
    <style:style style:name="T11" style:family="text">
      <style:text-properties officeooo:rsid="00411588"/>
    </style:style>
    <style:style style:name="T12" style:family="text">
      <style:text-properties officeooo:rsid="004275eb"/>
    </style:style>
    <style:style style:name="T13" style:family="text">
      <style:text-properties officeooo:rsid="00465330"/>
    </style:style>
    <style:style style:name="T14" style:family="text">
      <style:text-properties officeooo:rsid="0067cd68"/>
    </style:style>
    <style:style style:name="T15" style:family="text">
      <style:text-properties officeooo:rsid="0067d22f"/>
    </style:style>
    <style:style style:name="T16" style:family="text">
      <style:text-properties officeooo:rsid="00698ce0"/>
    </style:style>
    <style:style style:name="T17" style:family="text">
      <style:text-properties officeooo:rsid="006a965d"/>
    </style:style>
    <style:style style:name="T18" style:family="text">
      <style:text-properties officeooo:rsid="006c9e7b"/>
    </style:style>
    <style:style style:name="T19" style:family="text">
      <style:text-properties officeooo:rsid="006d58d9"/>
    </style:style>
    <style:style style:name="T20" style:family="text">
      <style:text-properties officeooo:rsid="006f38f4"/>
    </style:style>
    <style:style style:name="T21" style:family="text">
      <style:text-properties officeooo:rsid="0070d011"/>
    </style:style>
    <style:style style:name="T22" style:family="text">
      <style:text-properties officeooo:rsid="0072481d"/>
    </style:style>
    <style:style style:name="T23" style:family="text">
      <style:text-properties officeooo:rsid="0078a39b"/>
    </style:style>
    <style:style style:name="T24" style:family="text">
      <style:text-properties officeooo:rsid="007a5377"/>
    </style:style>
    <style:style style:name="T25" style:family="text">
      <style:text-properties officeooo:rsid="007a7f1e"/>
    </style:style>
    <style:style style:name="T26" style:family="text">
      <style:text-properties officeooo:rsid="007ce9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BC Technical Questions</text:p>
      <text:p text:style-name="P7">by Steven Blowers</text:p>
      <text:p text:style-name="P1"/>
      <text:p text:style-name="P21">Q<text:span text:style-name="T6">uestion </text:span>1)</text:p>
      <text:p text:style-name="P5">We're looking for people with a real passion for collaboratively creating great software. Please give an example of a software component you have designed and written from concept to deployment, outlining the steps you took.</text:p>
      <text:p text:style-name="P21">A<text:span text:style-name="T6">nswer </text:span>1)</text:p>
      <text:p text:style-name="P3">Whilst working on the Open Tree project <text:span text:style-name="T4">at Findmypast </text:span>there was a need to interact with an external API, FamilySearch.</text:p>
      <text:p text:style-name="P4">It was decided that th<text:span text:style-name="T24">e</text:span> functionality would best sit in a <text:span text:style-name="T2">micro-service</text:span>, <text:span text:style-name="T1">as opposed to the front-end directly calling the API,</text:span> <text:span text:style-name="T3">providing</text:span> the benefit of becoming a layer of abstraction between <text:span text:style-name="T25">the two</text:span> <text:span text:style-name="T4">and also providing a basis to implement fallback measures if the API goes down</text:span>.</text:p>
      <text:p text:style-name="P9">Findmypast has an internal tool to <text:span text:style-name="T7">scaffold</text:span> micro-services based on templates, <text:span text:style-name="T23">i</text:span>t sets up the <text:span text:style-name="T22">deployment </text:span>pipeline for the new servic<text:span text:style-name="T20">e</text:span>. Once we had used that tool, our micro-service was deployed in production, however at that point it didn’t <text:span text:style-name="T21">provide any value.</text:span></text:p>
      <text:p text:style-name="P17">What was left to do in designing this micro-service before it was ready for <text:span text:style-name="T22">feature work was the structure. I felt less was more with a service of this size (micro), however there was some key concepts I wanted in place to ensure sanity as the code base grows. The main one being a separation of business logic and web router logic.</text:span></text:p>
      <text:p text:style-name="P21">Q<text:span text:style-name="T6">uestion </text:span>2)</text:p>
      <text:p text:style-name="P2">Using the example that you provided above, tell us about a significant decision you made to solve a technical challenge. Give details of technologies that you chose and why you chose them.</text:p>
      <text:p text:style-name="Heading">A<text:span text:style-name="T6">nswer </text:span>2)</text:p>
      <text:p text:style-name="P10">Whilst implementing the micro-service, there was a decision to ma<text:span text:style-name="T26">k</text:span>e on which language it should be written in, either Elixir or NodeJS.</text:p>
      <text:p text:style-name="P11"><text:span text:style-name="T12">B</text:span>oth <text:span text:style-name="T12">are </text:span>languages of choice for the company. <text:span text:style-name="T13">Meaning</text:span> there are internal tools to help facilitate developing in these languages, such as the scaffolding tool metioned in my answer to question 1. </text:p>
      <text:p text:style-name="P11"><text:span text:style-name="T8">Although both have templates the scaffolding tool uses, the NodeJS one had not been used by a feature team yet and was severly lacking in many areas. If it were to be used, it would mean extra working adding these in and pushing these improvements back into the template.</text:span></text:p>
      <text:p text:style-name="P6"><text:soft-page-break/><text:span text:style-name="T11">However, </text:span>NodeJS ha<text:span text:style-name="T10">s</text:span> a<text:span text:style-name="T9">n SDK for the</text:span> FamilySearch API, whereas Elixir d<text:span text:style-name="T10">oes</text:span> not. Working in Elixir would <text:span text:style-name="T9">mean extra work implementing the functionality provided by the SDK.</text:span></text:p>
      <text:p text:style-name="P12">The decision was made based on the value of the extra work to be done. Improvements to the template would benefit the entire company, whereas an SDK in Elixir would only benefit the team. Therefore, NodeJS was chosen.</text:p>
      <text:p text:style-name="Heading">Q<text:span text:style-name="T6">uestion </text:span>3)</text:p>
      <text:p text:style-name="P2">Using the example that you provided above, tell us about how you ensured your software was fit for purpose and of high quality. What did you learn and what would you do differently next time to do a better job?</text:p>
      <text:p text:style-name="P20">A<text:span text:style-name="T6">nswer </text:span>3)</text:p>
      <text:p text:style-name="P13"><text:span text:style-name="T18">It was confirmed that the new micro-service and template improvements were fit for purpose </text:span>by working on a spike ticket to get the first piece of functionality done and review the <text:span text:style-name="T14">functionality and developer experience.</text:span></text:p>
      <text:p text:style-name="P14"><text:span text:style-name="T19">T</text:span>hrough using the SDK the development time was <text:span text:style-name="T15">reduced </text:span>and the functionality of the SDK was reliable.</text:p>
      <text:p text:style-name="P14"><text:span text:style-name="T15">The improvements to the template, such as adding git hooks, linting, code formatters and type checkers aided the developer experience. This was confirmed by positive feedback from other feature teams who used the improved template.</text:span></text:p>
      <text:p text:style-name="P15">Through this experience I learned that when making decisions <text:span text:style-name="T16">related to software</text:span> sometimes situational benefits can outweigh <text:span text:style-name="T16">technical</text:span> benefits. <text:span text:style-name="T17">Elixir is a functional language, that paradigm would have better suited the task at hand, however the fact that working in NodeJS provided a benefit to the whole company as a side-effect outweighed that.</text:span></text:p>
      <text:p text:style-name="P16">Were I to make a similar decision in the future, I would focus more on situational benef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18:20:56.157520566</meta:creation-date>
    <dc:date>2017-10-23T22:26:19.648696356</dc:date>
    <meta:editing-duration>PT2H47M32S</meta:editing-duration>
    <meta:editing-cycles>94</meta:editing-cycles>
    <meta:generator>LibreOffice/5.4.1.2$Linux_X86_64 LibreOffice_project/40m0$Build-2</meta:generator>
    <meta:document-statistic meta:table-count="0" meta:image-count="0" meta:object-count="0" meta:page-count="2" meta:paragraph-count="25" meta:word-count="621" meta:character-count="3688" meta:non-whitespace-character-count="3091"/>
  </office:meta>
</office:document-meta>
</file>